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ad7" officeooo:paragraph-rsid="00158ad7"/>
    </style:style>
    <style:style style:name="P2" style:family="paragraph" style:parent-style-name="Standard">
      <style:text-properties officeooo:paragraph-rsid="00158ad7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58ad7" officeooo:paragraph-rsid="00158ad7" style:font-weight-asian="bold" style:font-weight-complex="bold"/>
    </style:style>
    <style:style style:name="P4" style:family="paragraph" style:parent-style-name="Standard">
      <style:text-properties officeooo:rsid="0015adb9" officeooo:paragraph-rsid="0015adb9"/>
    </style:style>
    <style:style style:name="P5" style:family="paragraph" style:parent-style-name="Standard">
      <style:text-properties officeooo:rsid="001744d8" officeooo:paragraph-rsid="001744d8"/>
    </style:style>
    <style:style style:name="P6" style:family="paragraph" style:parent-style-name="Standard">
      <style:text-properties officeooo:paragraph-rsid="001744d8"/>
    </style:style>
    <style:style style:name="P7" style:family="paragraph" style:parent-style-name="Standard">
      <style:text-properties officeooo:rsid="0017baa6" officeooo:paragraph-rsid="0017baa6"/>
    </style:style>
    <style:style style:name="P8" style:family="paragraph" style:parent-style-name="Standard">
      <style:text-properties officeooo:rsid="001890ab" officeooo:paragraph-rsid="001890ab"/>
    </style:style>
    <style:style style:name="P9" style:family="paragraph" style:parent-style-name="Standard">
      <style:text-properties officeooo:rsid="001b797e" officeooo:paragraph-rsid="001b797e"/>
    </style:style>
    <style:style style:name="T1" style:family="text">
      <style:text-properties officeooo:rsid="00158ad7"/>
    </style:style>
    <style:style style:name="T2" style:family="text">
      <style:text-properties officeooo:rsid="0015adb9"/>
    </style:style>
    <style:style style:name="T3" style:family="text">
      <style:text-properties officeooo:rsid="001744d8"/>
    </style:style>
    <style:style style:name="T4" style:family="text">
      <style:text-properties officeooo:rsid="0017baa6"/>
    </style:style>
    <style:style style:name="T5" style:family="text">
      <style:text-properties officeooo:rsid="001b79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sic unix commands:</text:p>
      <text:p text:style-name="P1"/>
      <text:p text:style-name="P1">1). pwd - present working directory</text:p>
      <text:p text:style-name="P2"><text:span text:style-name="T1">2). who – who are all connected in this with the port number</text:span></text:p>
      <text:p text:style-name="P2"><text:span text:style-name="T1">3). ps- Process status </text:span><text:span text:style-name="T2">( bash remains same till the windows is on but ps changes whenever command enters)</text:span></text:p>
      <text:p text:style-name="P1">4). <text:span text:style-name="T2">man – gives the details about the unix commands</text:span></text:p>
      <text:p text:style-name="P4">5). vi sample.txt– visual improved (to create new file)</text:p>
      <text:p text:style-name="P4">6). esc : wq -&gt; for saving and exit</text:p>
      <text:p text:style-name="P4">7). esc : q! <text:s/>-&gt; for only exit without saving</text:p>
      <text:p text:style-name="P4">8). cat filename – To read the file</text:p>
      <text:p text:style-name="P4">9). mkdir test – used to <text:span text:style-name="T3">create the directory</text:span></text:p>
      <text:p text:style-name="P6"><text:span text:style-name="T3">10). ls -a - <text:s/>list information about all the files including hidden</text:span></text:p>
      <text:p text:style-name="P5">11). ls -l <text:s/>- <text:s/>with date and time and rwx( read write and execute)</text:p>
      <text:p text:style-name="P5">12). chmod 700 sample.txt – read, write and execute</text:p>
      <text:p text:style-name="P5">13). chmod 300 sample.txt – only write and execute</text:p>
      <text:p text:style-name="P5">14). chmod 4<text:span text:style-name="T4">00 sample.txt – only read</text:span></text:p>
      <text:p text:style-name="P7">15). chmod 777 sample.txt – read,write and execute permissions for all</text:p>
      <text:p text:style-name="P7">16). <text:span text:style-name="T5">whoami – same output as who</text:span></text:p>
      <text:p text:style-name="P9">17). cd directory name</text:p>
      <text:p text:style-name="P9">18). cd .. <text:s text:c="2"/>- to come of that directory</text:p>
      <text:p text:style-name="P7"/>
      <text:p text:style-name="P7"/>
      <text:p text:style-name="P8"/>
      <text:p text:style-name="P2"><text:span text:style-name="T1"><text:s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97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7T20:02:48.093068625</meta:creation-date>
    <dc:date>2023-08-07T21:07:05.200974521</dc:date>
    <meta:editing-duration>PT13M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69" meta:character-count="922" meta:non-whitespace-character-count="756"/>
  </office:meta>
</office:document-meta>
</file>